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– efforts towards Snark Pie and towards Android Development</text:p>
      <text:p text:style-name="Standard"/>
      <text:p text:style-name="Standard">January 1, 2014. <text:s/>Discussions with the spouse as to the laptop I could get with the money I was willing to spend (about $700). <text:s text:c="2"/>Agreement. <text:s/>He will acquire tomorrow morning (I hate the actual spending of money, so I use him to do so when I can...)</text:p>
      <text:p text:style-name="Standard"/>
      <text:p text:style-name="Standard">January 2, 2014. <text:s/>Lap top acquired. <text:s/>Took a goodly long time to open the box, circling it like a bloodhound investigating a kitten, then plugged the machine in and circled it some more. <text:s/>Got the spouse to install one of his McAffee licences as the first thing done. <text:s/>Downloaded Open Office, and Eclipse, <text:s/>then decided to check into how I really should be installing Eclipse. <text:s/>Found a Youtube video to mostly walk me through the Java install, <text:s/>then another from the same person (a Barbara Hecker), to do the same for eclipse. <text:s/>I believe she also has one for Android.</text:p>
      <text:p text:style-name="Standard"/>
      <text:p text:style-name="Standard">Ran into some issue with the Eclipse install – I suspect that I mismatched 32 and 64-bit. <text:s/>Late enough in the evening that I will work with it tomorrow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 Fisher</meta:initial-creator>
    <meta:creation-date>2014-01-02T19:18:24.42</meta:creation-date>
    <dc:date>2014-01-02T20:05:49.22</dc:date>
    <dc:creator>CL Fisher</dc:creator>
    <meta:editing-duration>PT32M1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186" meta:character-count="1029"/>
  </office:meta>
</office:document-meta>
</file>